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2"/>
        <table:table-column table:style-name="co1" table:number-columns-repeated="2" table:default-cell-style-name="ce5"/>
        <table:table-row table:style-name="ro1">
          <table:table-cell table:style-name="Default" office:value-type="string" calcext:value-type="string">
            <text:p>Taille données RTP</text:p>
          </table:table-cell>
          <table:table-cell table:style-name="Default"/>
          <table:table-cell table:style-name="Default" office:value-type="float" office:value="1000000" calcext:value-type="float">
            <text:p>1000000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 table:style-name="ce3" office:value-type="string" calcext:value-type="string" table:number-columns-spanned="3" table:number-rows-spanned="1">
            <text:p>Debit minimum</text:p>
          </table:table-cell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en o/s</text:p>
          </table:table-cell>
          <table:table-cell table:style-name="ce1" office:value-type="string" calcext:value-type="string">
            <text:p>Nb octets</text:p>
          </table:table-cell>
          <table:table-cell table:style-name="ce4" office:value-type="string" calcext:value-type="string">
            <text:p>en o/s</text:p>
          </table:table-cell>
          <table:table-cell table:style-name="ce4" office:value-type="string" calcext:value-type="string">
            <text:p>en ko/s</text:p>
          </table:table-cell>
          <table:table-cell table:style-name="ce4" office:value-type="string" calcext:value-type="string">
            <text:p>en kbit/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4]*1000/8" office:value-type="float" office:value="8000" calcext:value-type="float">
            <text:p>8000</text:p>
          </table:table-cell>
          <table:table-cell office:value-type="float" office:value="160" calcext:value-type="float">
            <text:p>160</text:p>
          </table:table-cell>
          <table:table-cell table:formula="of:=([.$C$1]+ROUNDUP([.$C$1]/[.C4])*52)*[.B4]/[.$C$1]" office:value-type="float" office:value="10600" calcext:value-type="float">
            <text:p>10600</text:p>
          </table:table-cell>
          <table:table-cell table:formula="of:=[.D4]/1000" office:value-type="float" office:value="10.6" calcext:value-type="float">
            <text:p>10,60</text:p>
          </table:table-cell>
          <table:table-cell table:formula="of:=[.E4]*8" office:value-type="float" office:value="84.8" calcext:value-type="float">
            <text:p>84,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5]*1000/8" office:value-type="float" office:value="4000" calcext:value-type="float">
            <text:p>4000</text:p>
          </table:table-cell>
          <table:table-cell office:value-type="float" office:value="80" calcext:value-type="float">
            <text:p>80</text:p>
          </table:table-cell>
          <table:table-cell table:formula="of:=([.$C$1]+ROUNDUP([.$C$1]/[.C5])*52)*[.B5]/[.$C$1]" office:value-type="float" office:value="6600" calcext:value-type="float">
            <text:p>6600</text:p>
          </table:table-cell>
          <table:table-cell table:formula="of:=[.D5]/1000" office:value-type="float" office:value="6.6" calcext:value-type="float">
            <text:p>6,60</text:p>
          </table:table-cell>
          <table:table-cell table:formula="of:=[.E5]*8" office:value-type="float" office:value="52.8" calcext:value-type="float">
            <text:p>52,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]*1000/8"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table:formula="of:=([.$C$1]+ROUNDUP([.$C$1]/[.C6])*52)*[.B6]/[.$C$1]" office:value-type="float" office:value="5600.052" calcext:value-type="float">
            <text:p>5600,052</text:p>
          </table:table-cell>
          <table:table-cell table:formula="of:=[.D6]/1000" office:value-type="float" office:value="5.600052" calcext:value-type="float">
            <text:p>5,60</text:p>
          </table:table-cell>
          <table:table-cell table:formula="of:=[.E6]*8" office:value-type="float" office:value="44.800416" calcext:value-type="float">
            <text:p>44,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]*1000/8"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formula="of:=([.$C$1]+ROUNDUP([.$C$1]/[.C7])*52)*[.B7]/[.$C$1]" office:value-type="float" office:value="3733.368" calcext:value-type="float">
            <text:p>3733,368</text:p>
          </table:table-cell>
          <table:table-cell table:formula="of:=[.D7]/1000" office:value-type="float" office:value="3.733368" calcext:value-type="float">
            <text:p>3,73</text:p>
          </table:table-cell>
          <table:table-cell table:formula="of:=[.E7]*8" office:value-type="float" office:value="29.866944" calcext:value-type="float">
            <text:p>29,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*1000/8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([.$C$1]+ROUNDUP([.$C$1]/[.C8])*52)*[.B8]/[.$C$1]" office:value-type="float" office:value="3600" calcext:value-type="float">
            <text:p>3600</text:p>
          </table:table-cell>
          <table:table-cell table:formula="of:=[.D8]/1000" office:value-type="float" office:value="3.6" calcext:value-type="float">
            <text:p>3,60</text:p>
          </table:table-cell>
          <table:table-cell table:formula="of:=[.E8]*8" office:value-type="float" office:value="28.8" calcext:value-type="float">
            <text:p>28,80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A9]*1000/8" office:value-type="float" office:value="787.5" calcext:value-type="float">
            <text:p>787,5</text:p>
          </table:table-cell>
          <table:table-cell office:value-type="float" office:value="24" calcext:value-type="float">
            <text:p>24</text:p>
          </table:table-cell>
          <table:table-cell table:formula="of:=([.$C$1]+ROUNDUP([.$C$1]/[.C9])*52)*[.B9]/[.$C$1]" office:value-type="float" office:value="2493.76365" calcext:value-type="float">
            <text:p>2493,76365</text:p>
          </table:table-cell>
          <table:table-cell table:formula="of:=[.D9]/1000" office:value-type="float" office:value="2.49376365" calcext:value-type="float">
            <text:p>2,49</text:p>
          </table:table-cell>
          <table:table-cell table:formula="of:=[.E9]*8" office:value-type="float" office:value="19.9501092" calcext:value-type="float">
            <text:p>19,95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A10]*1000/8" office:value-type="float" office:value="662.5" calcext:value-type="float">
            <text:p>662,5</text:p>
          </table:table-cell>
          <table:table-cell office:value-type="float" office:value="20" calcext:value-type="float">
            <text:p>20</text:p>
          </table:table-cell>
          <table:table-cell table:formula="of:=([.$C$1]+ROUNDUP([.$C$1]/[.C10])*52)*[.B10]/[.$C$1]" office:value-type="float" office:value="2385" calcext:value-type="float">
            <text:p>2385</text:p>
          </table:table-cell>
          <table:table-cell table:formula="of:=[.D10]/1000" office:value-type="float" office:value="2.385" calcext:value-type="float">
            <text:p>2,39</text:p>
          </table:table-cell>
          <table:table-cell table:formula="of:=[.E10]*8" office:value-type="float" office:value="19.08" calcext:value-type="float">
            <text:p>19,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4T12:13:42.696000000</meta:creation-date>
    <dc:date>2020-09-24T12:24:49.656000000</dc:date>
    <meta:editing-duration>PT11M5S</meta:editing-duration>
    <meta:editing-cycles>4</meta:editing-cycles>
    <meta:generator>LibreOffice/6.3.2.2$Windows_X86_64 LibreOffice_project/98b30e735bda24bc04ab42594c85f7fd8be07b9c</meta:generator>
    <meta:document-statistic meta:table-count="1" meta:cell-count="51" meta:object-count="0"/>
  </office:meta>
</office:document-meta>
</file>